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ambria"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style:font-name="Cambria" fo:language="en" fo:country="US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Cambria"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style:font-name="Cambria" fo:language="ru" fo:country="RU" style:text-overline-style="solid" style:text-overline-width="auto" style:text-overline-color="font-color"/>
    </style:style>
    <style:style style:name="T12" style:family="text">
      <style:text-properties style:font-name="Cambria" fo:language="ru" fo:country="RU" style:text-overline-style="none" style:text-overline-color="font-color"/>
    </style:style>
    <style:style style:name="T13" style:family="text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style:font-name="Cambria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style:font-name="Cambria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16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NOT XOR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0165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производит операцию поэлементного <text:span text:style-name="T1">NOT XOR (</text:span><text:span text:style-name="T11">⊻</text:span><text:span text:style-name="T12">, </text:span><text:span text:style-name="T2">ИСКЛЮЧАЮЩЕЕ НЕ-ИЛИ) для входных сигналов</text:span><text:span text:style-name="T3">. По умолчанию блок реализует операцию для двух входных сигналов:</text:span></text:p>
            <text:p text:style-name="P4"><text:span text:style-name="T4"><draw:frame draw:style-name="fr3" draw:name="Объект1" text:anchor-type="as-char" svg:width="7.581cm" svg:height="2.808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Text_20_body"><text:span text:style-name="T5">где </text:span><text:span text:style-name="T8">y(t)</text:span><text:span text:style-name="T9"> </text:span><text:span text:style-name="T13">– выходной сигнал блока, <text:s/></text:span><text:span text:style-name="T8">x</text:span><text:span text:style-name="T14">₁</text:span><text:span text:style-name="T8">(t)</text:span><text:span text:style-name="T10">,</text:span><text:span text:style-name="T15"> </text:span><text:span text:style-name="T8">x</text:span><text:span text:style-name="T14">₂</text:span><text:span text:style-name="T8">(t)</text:span><text:span text:style-name="T13"> – входные сигналы</text:span><text:span text:style-name="T5"> (скаляры).</text:span></text:p>
            <text:p text:style-name="Text_20_body"><text:span text:style-name="T6">Алгоритм</text:span> работы для количества входных сигналов, <text:span text:style-name="T7">больше</text:span> двух:</text:p>
            <text:p text:style-name="P4"><draw:frame draw:style-name="fr3" draw:name="Object1" text:anchor-type="as-char" svg:width="14.317cm" svg:height="1.31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Text_20_body"><text:span text:style-name="T6">Свойства</text:span>:</text:p>
            <text:list xml:id="list778259453881138992" text:style-name="L1">
              <text:list-item>
                <text:p text:style-name="P5">Количество портов – указывает количество входных сигналов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OT XOR</dc:title>
    <dc:date>2014-12-16T20:22:05.76</dc:date>
    <meta:generator>OpenOffice/4.1.1$Win32 OpenOffice.org_project/411m6$Build-9775</meta:generator>
    <meta:editing-duration>PT2H8M19S</meta:editing-duration>
    <meta:editing-cycles>104</meta:editing-cycles>
    <meta:document-statistic meta:table-count="1" meta:image-count="2" meta:object-count="2" meta:page-count="1" meta:paragraph-count="13" meta:word-count="67" meta:character-count="41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~ x_1(t) = 1, ~x_2(t) = 1;#
alignl 0, ~ если ~ x_1(t) = 1, ~x_2(t) = 0;#
alignl 0, ~ если ~ x_1(t) = 0, ~x_2(t) = 1;#
alignl 1, ~ если ~ x_1(t) = 0, ~x_2(t) = 0;  }
right none
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 mathvariant="italic">только</mi>
                    <mi mathvariant="italic">один</mi>
                    <mi mathvariant="italic">из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а</mi>
                    <mi mathvariant="italic">все</mi>
                    <mi mathvariant="italic">остальные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>в</mi>
                    <mi mathvariant="italic">других</mi>
                    <mi mathvariant="italic">случаях.</mi>
                  </mrow>
                </mtd>
              </mtr>
            </mtable>
          </mrow>
        </mrow>
      </mrow>
    </mrow>
    <annotation encoding="StarMath 5.0">y(t) = left lbrace stack{
alignl 0, ~ если только один из ~x_i(t) = 1, ~а все остальные~x_i(t) = 0;#
alignl 1, ~ в других случаях.  }
right none
</annotation>
  </semantics>
</math>
</file>